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191cm"/>
    </style:style>
    <style:style style:name="co6" style:family="table-column">
      <style:table-column-properties fo:break-before="auto" style:column-width="3.508cm"/>
    </style:style>
    <style:style style:name="co7" style:family="table-column">
      <style:table-column-properties fo:break-before="auto" style:column-width="5.341cm"/>
    </style:style>
    <style:style style:name="co8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8" style:family="table-cell" style:parent-style-name="Default" style:data-style-name="N0">
      <style:text-properties style:font-name="Liberation Sans"/>
    </style:style>
    <style:style style:name="ce9" style:family="table-cell" style:parent-style-name="Default" style:data-style-name="N0">
      <style:text-properties fo:color="#000000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ext-properties style:font-name="Liberation Sans" style:text-underline-style="none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55" table:default-cell-style-name="ce8"/>
        <table:table-row table:style-name="ro1">
          <table:table-cell office:value-type="string" calcext:value-type="string">
            <text:p>Sekce</text:p>
          </table:table-cell>
          <table:table-cell office:value-type="string" calcext:value-type="string">
            <text:p>Umístění</text:p>
          </table:table-cell>
          <table:table-cell office:value-type="string" calcext:value-type="string">
            <text:p>Inv. Č.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Přímení</text:p>
          </table:table-cell>
          <table:table-cell office:value-type="string" calcext:value-type="string">
            <text:p>Jméno</text:p>
          </table:table-cell>
          <table:table-cell table:style-name="ce1" office:value-type="string" calcext:value-type="string">
            <text:p>Název</text:p>
          </table:table-cell>
          <table:table-cell office:value-type="string" calcext:value-type="string">
            <text:p>Název 2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135" calcext:value-type="float">
            <text:p>5135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ealand</text:p>
          </table:table-cell>
          <table:table-cell office:value-type="string" calcext:value-type="string">
            <text:p>a Heloisa</text:p>
          </table:table-cell>
          <table:table-cell office:value-type="string" calcext:value-type="string">
            <text:p>Dopisy utrpení lásk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" calcext:value-type="float">
            <text:p>1282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Kóbo</text:p>
          </table:table-cell>
          <table:table-cell office:value-type="string" calcext:value-type="string">
            <text:p>Písečná Zen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554" calcext:value-type="float">
            <text:p>554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amovič</text:p>
          </table:table-cell>
          <table:table-cell office:value-type="string" calcext:value-type="string">
            <text:p>D. Gunin</text:p>
          </table:table-cell>
          <table:table-cell office:value-type="string" calcext:value-type="string">
            <text:p>Kniha a Blokádě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am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Tajemství podobizn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jtmanov</text:p>
          </table:table-cell>
          <table:table-cell office:value-type="string" calcext:value-type="string">
            <text:p>Čingiz</text:p>
          </table:table-cell>
          <table:table-cell office:value-type="string" calcext:value-type="string">
            <text:p>Popraviště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5768" calcext:value-type="float">
            <text:p>5768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jtmanov</text:p>
          </table:table-cell>
          <table:table-cell office:value-type="string" calcext:value-type="string">
            <text:p>Čingiz</text:p>
          </table:table-cell>
          <table:table-cell office:value-type="string" calcext:value-type="string">
            <text:p>Stanice Bouřná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064" calcext:value-type="float">
            <text:p>4064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cottová</text:p>
          </table:table-cell>
          <table:table-cell office:value-type="string" calcext:value-type="string">
            <text:p>Louisa May</text:p>
          </table:table-cell>
          <table:table-cell office:value-type="string" calcext:value-type="string">
            <text:p>Mladé Žen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dingto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Zemřel Hrdin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5389" calcext:value-type="float">
            <text:p>538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dridg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ůj bratr Tom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7214" calcext:value-type="float">
            <text:p>72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lendeová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ům duchů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260" calcext:value-type="float">
            <text:p>626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freyová</text:p>
          </table:table-cell>
          <table:table-cell table:style-name="ce3" office:value-type="string" calcext:value-type="string">
            <text:p>Phyllis</text:p>
          </table:table-cell>
          <table:table-cell office:value-type="string" calcext:value-type="string">
            <text:p>Dům mezi orchidejem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5743" calcext:value-type="float">
            <text:p>5743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Návrat marnotratné dcer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7183" calcext:value-type="float">
            <text:p>7183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nd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7091" calcext:value-type="float">
            <text:p>709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nd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5742" calcext:value-type="float">
            <text:p>5742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reot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ikcak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6465" calcext:value-type="float">
            <text:p>6465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drič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Most na Drině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drz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opol a diaman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5836" calcext:value-type="float">
            <text:p>5836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lad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Nemusí pršet, jen když kap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5257" calcext:value-type="float">
            <text:p>525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lad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Zapomenuté jablk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5101" calcext:value-type="float">
            <text:p>5101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ton</text:p>
          </table:table-cell>
          <table:table-cell/>
          <table:table-cell office:value-type="string" calcext:value-type="string">
            <text:p>Antická próza- Píši ti přítel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7076" calcext:value-type="float">
            <text:p>707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tonioni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Kuželník v Tibetu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urelián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Usmrcení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Velikonoční týden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7" calcext:value-type="float">
            <text:p>1147</text:p>
          </table:table-cell>
          <table:table-cell office:value-type="float" office:value="7043" calcext:value-type="float">
            <text:p>7043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b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ůlnoční povídk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5005" calcext:value-type="float">
            <text:p>500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iosto</text:p>
          </table:table-cell>
          <table:table-cell table:style-name="ce9" office:value-type="string" calcext:value-type="string">
            <text:p>Ludovico </text:p>
          </table:table-cell>
          <table:table-cell office:value-type="string" calcext:value-type="string">
            <text:p>Zuřivý Roland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5481" calcext:value-type="float">
            <text:p>54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tom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Zmizelí soudcové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7136" calcext:value-type="float">
            <text:p>71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taf'ev</text:p>
          </table:table-cell>
          <table:table-cell table:style-name="ce9" office:value-type="string" calcext:value-type="string">
            <text:p>Viktor Petrovič </text:p>
          </table:table-cell>
          <table:table-cell office:value-type="string" calcext:value-type="string">
            <text:p>Smutný detektiv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6089" calcext:value-type="float">
            <text:p>608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zorín</text:p>
          </table:table-cell>
          <table:table-cell/>
          <table:table-cell office:value-type="string" calcext:value-type="string">
            <text:p>Pod Španělským sluncem</text:p>
          </table:table-cell>
          <table:table-cell table:number-columns-repeated="56"/>
        </table:table-row>
        <table:table-row table:style-name="ro1" table:number-rows-repeated="2">
          <table:table-cell/>
          <table:table-cell table:style-name="ce3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48" calcext:value-type="float">
            <text:p>1348</text:p>
          </table:table-cell>
          <table:table-cell office:value-type="float" office:value="7584" calcext:value-type="float">
            <text:p>758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istorie mého holubníku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24" calcext:value-type="float">
            <text:p>624</text:p>
          </table:table-cell>
          <table:table-cell office:value-type="float" office:value="3911" calcext:value-type="float">
            <text:p>3911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udá jízda</text:p>
          </table:table-cell>
          <table:table-cell office:value-type="string" calcext:value-type="string">
            <text:p>Oděské povídky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78" calcext:value-type="float">
            <text:p>978</text:p>
          </table:table-cell>
          <table:table-cell office:value-type="float" office:value="6056" calcext:value-type="float">
            <text:p>6056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gely</text:p>
          </table:table-cell>
          <table:table-cell office:value-type="string" calcext:value-type="string">
            <text:p>Desmond</text:p>
          </table:table-cell>
          <table:table-cell office:value-type="string" calcext:value-type="string">
            <text:p>Sněžný tygr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5138" calcext:value-type="float">
            <text:p>5138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hník</text:p>
          </table:table-cell>
          <table:table-cell office:value-type="string" calcext:value-type="string">
            <text:p>Kuthan, Valeš</text:p>
          </table:table-cell>
          <table:table-cell office:value-type="string" calcext:value-type="string">
            <text:p>Svět Ezopských bajek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31" calcext:value-type="float">
            <text:p>831</text:p>
          </table:table-cell>
          <table:table-cell office:value-type="float" office:value="5568" calcext:value-type="float">
            <text:p>556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chmannová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V hlavní roli žen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37" calcext:value-type="float">
            <text:p>737</text:p>
          </table:table-cell>
          <table:table-cell office:value-type="float" office:value="5294" calcext:value-type="float">
            <text:p>52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cBai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Třikrát Steve Carella a spol.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60" calcext:value-type="float">
            <text:p>760</text:p>
          </table:table-cell>
          <table:table-cell office:value-type="float" office:value="5337" calcext:value-type="float">
            <text:p>533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inbidgeová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dnikový výlet</text:p>
          </table:table-cell>
          <table:table-cell office:value-type="string" calcext:value-type="string">
            <text:p>V prodlouženém čase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33" calcext:value-type="float">
            <text:p>833</text:p>
          </table:table-cell>
          <table:table-cell office:value-type="float" office:value="5570" calcext:value-type="float">
            <text:p>55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inbidgeová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dnikový výlet</text:p>
          </table:table-cell>
          <table:table-cell office:value-type="string" calcext:value-type="string">
            <text:p>V prodlouženém čase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1" calcext:value-type="float">
            <text:p>881</text:p>
          </table:table-cell>
          <table:table-cell office:value-type="float" office:value="5769" calcext:value-type="float">
            <text:p>5769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ssette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Hrozny z mé vinic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04" calcext:value-type="float">
            <text:p>1004</text:p>
          </table:table-cell>
          <table:table-cell office:value-type="float" office:value="6124" calcext:value-type="float">
            <text:p>6124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lkanov</text:p>
          </table:table-cell>
          <table:table-cell office:value-type="string" calcext:value-type="string">
            <text:p>Grigorij</text:p>
          </table:table-cell>
          <table:table-cell office:value-type="string" calcext:value-type="string">
            <text:p>Píď země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4" calcext:value-type="float">
            <text:p>644</text:p>
          </table:table-cell>
          <table:table-cell office:value-type="float" office:value="3982" calcext:value-type="float">
            <text:p>3982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Bratranec Pon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28" calcext:value-type="float">
            <text:p>1028</text:p>
          </table:table-cell>
          <table:table-cell office:value-type="float" office:value="6279" calcext:value-type="float">
            <text:p>6279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Evženie Grandetová</text:p>
          </table:table-cell>
          <table:table-cell office:value-type="string" calcext:value-type="string">
            <text:p>Otec Goriot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36" calcext:value-type="float">
            <text:p>636</text:p>
          </table:table-cell>
          <table:table-cell office:value-type="float" office:value="3973" calcext:value-type="float">
            <text:p>3973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Lesk a bída kurtizán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68" calcext:value-type="float">
            <text:p>968</text:p>
          </table:table-cell>
          <table:table-cell office:value-type="float" office:value="6028" calcext:value-type="float">
            <text:p>602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44" calcext:value-type="float">
            <text:p>1044</text:p>
          </table:table-cell>
          <table:table-cell office:value-type="float" office:value="6334" calcext:value-type="float">
            <text:p>6334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Novel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69" calcext:value-type="float">
            <text:p>969</text:p>
          </table:table-cell>
          <table:table-cell office:value-type="float" office:value="6029" calcext:value-type="float">
            <text:p>602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70" calcext:value-type="float">
            <text:p>970</text:p>
          </table:table-cell>
          <table:table-cell office:value-type="float" office:value="6030" calcext:value-type="float">
            <text:p>603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72" calcext:value-type="float">
            <text:p>972</text:p>
          </table:table-cell>
          <table:table-cell office:value-type="float" office:value="6032" calcext:value-type="float">
            <text:p>603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4" calcext:value-type="float">
            <text:p>584</text:p>
          </table:table-cell>
          <table:table-cell office:value-type="float" office:value="3816" calcext:value-type="float">
            <text:p>381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3" calcext:value-type="float">
            <text:p>583</text:p>
          </table:table-cell>
          <table:table-cell office:value-type="float" office:value="3815" calcext:value-type="float">
            <text:p>381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2" calcext:value-type="float">
            <text:p>582</text:p>
          </table:table-cell>
          <table:table-cell office:value-type="float" office:value="3814" calcext:value-type="float">
            <text:p>381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1" calcext:value-type="float">
            <text:p>581</text:p>
          </table:table-cell>
          <table:table-cell office:value-type="float" office:value="3813" calcext:value-type="float">
            <text:p>38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73" calcext:value-type="float">
            <text:p>573</text:p>
          </table:table-cell>
          <table:table-cell office:value-type="float" office:value="3792" calcext:value-type="float">
            <text:p>379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3448" calcext:value-type="float">
            <text:p>34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Petřička</text:p>
          </table:table-cell>
          <table:table-cell office:value-type="string" calcext:value-type="string">
            <text:p>Červená hospoda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29" calcext:value-type="float">
            <text:p>1029</text:p>
          </table:table-cell>
          <table:table-cell office:value-type="float" office:value="6280" calcext:value-type="float">
            <text:p>6280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Sestřenice Bětka</text:p>
          </table:table-cell>
          <table:table-cell office:value-type="string" calcext:value-type="string">
            <text:p>Bratranec Pons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29" calcext:value-type="float">
            <text:p>1329</text:p>
          </table:table-cell>
          <table:table-cell office:value-type="float" office:value="7565" calcext:value-type="float">
            <text:p>756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Výbor z díla 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30" calcext:value-type="float">
            <text:p>1330</text:p>
          </table:table-cell>
          <table:table-cell office:value-type="float" office:value="7566" calcext:value-type="float">
            <text:p>75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Výbor z díla I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43" calcext:value-type="float">
            <text:p>1043</text:p>
          </table:table-cell>
          <table:table-cell office:value-type="float" office:value="6333" calcext:value-type="float">
            <text:p>6333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Ztracené iluz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87" calcext:value-type="float">
            <text:p>1287</text:p>
          </table:table-cell>
          <table:table-cell office:value-type="float" office:value="7505" calcext:value-type="float">
            <text:p>75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Ztracené iluz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99" calcext:value-type="float">
            <text:p>1299</text:p>
          </table:table-cell>
          <table:table-cell office:value-type="float" office:value="7521" calcext:value-type="float">
            <text:p>75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Bratranec Pon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53" calcext:value-type="float">
            <text:p>653</text:p>
          </table:table-cell>
          <table:table-cell office:value-type="float" office:value="4079" calcext:value-type="float">
            <text:p>407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bey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Rytíř des Touche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usse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Bílý teror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usse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Bílý teror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rden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Hlavní tříd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10" calcext:value-type="float">
            <text:p>1310</text:p>
          </table:table-cell>
          <table:table-cell office:value-type="float" office:value="7546" calcext:value-type="float">
            <text:p>75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ing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ení úniku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23" calcext:value-type="float">
            <text:p>1023</text:p>
          </table:table-cell>
          <table:table-cell office:value-type="float" office:value="6259" calcext:value-type="float">
            <text:p>6259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Děti osudu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65" calcext:value-type="float">
            <text:p>765</text:p>
          </table:table-cell>
          <table:table-cell office:value-type="float" office:value="5358" calcext:value-type="float">
            <text:p>535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umová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Zlaté střevíčk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29" calcext:value-type="float">
            <text:p>529</text:p>
          </table:table-cell>
          <table:table-cell office:value-type="float" office:value="3630" calcext:value-type="float">
            <text:p>363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Simone de</text:p>
          </table:table-cell>
          <table:table-cell office:value-type="string" calcext:value-type="string">
            <text:p>Paměti spořádané dívk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Simone de</text:p>
          </table:table-cell>
          <table:table-cell office:value-type="string" calcext:value-type="string">
            <text:p>Velice lehká smr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62" calcext:value-type="float">
            <text:p>762</text:p>
          </table:table-cell>
          <table:table-cell office:value-type="float" office:value="5339" calcext:value-type="float">
            <text:p>53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Krátce po čtvrté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09" calcext:value-type="float">
            <text:p>609</text:p>
          </table:table-cell>
          <table:table-cell office:value-type="float" office:value="3869" calcext:value-type="float">
            <text:p>386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cket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urph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08" calcext:value-type="float">
            <text:p>608</text:p>
          </table:table-cell>
          <table:table-cell office:value-type="float" office:value="3868" calcext:value-type="float">
            <text:p>386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cket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urph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3" calcext:value-type="float">
            <text:p>643</text:p>
          </table:table-cell>
          <table:table-cell office:value-type="float" office:value="3981" calcext:value-type="float">
            <text:p>398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ělov</text:p>
          </table:table-cell>
          <table:table-cell office:value-type="string" calcext:value-type="string">
            <text:p>Vasilij</text:p>
          </table:table-cell>
          <table:table-cell office:value-type="string" calcext:value-type="string">
            <text:p>Hořká chuť život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92" calcext:value-type="float">
            <text:p>792</text:p>
          </table:table-cell>
          <table:table-cell office:value-type="float" office:value="5451" calcext:value-type="float">
            <text:p>545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ngtsson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Zrzavý Orm: doma a znovu na lod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42" calcext:value-type="float">
            <text:p>542</text:p>
          </table:table-cell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rnanos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Deník venkovského farář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45" calcext:value-type="float">
            <text:p>545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rto</text:p>
          </table:table-cell>
          <table:table-cell office:value-type="string" calcext:value-type="string">
            <text:p>Giuseppe</text:p>
          </table:table-cell>
          <table:table-cell office:value-type="string" calcext:value-type="string">
            <text:p>Temné zl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13" calcext:value-type="float">
            <text:p>813</text:p>
          </table:table-cell>
          <table:table-cell office:value-type="float" office:value="5497" calcext:value-type="float">
            <text:p>549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vilacqu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Stačí přejít mo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11" calcext:value-type="float">
            <text:p>1011</text:p>
          </table:table-cell>
          <table:table-cell office:value-type="float" office:value="6166" calcext:value-type="float">
            <text:p>6166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ałoszewski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Památník z Varšavského povstá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8" calcext:value-type="float">
            <text:p>648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ov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Pénelopé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3977" calcext:value-type="float">
            <text:p>3977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jorn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elské 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18" calcext:value-type="float">
            <text:p>1218</text:p>
          </table:table-cell>
          <table:table-cell office:value-type="float" office:value="7288" calcext:value-type="float">
            <text:p>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r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anec s vl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99" calcext:value-type="float">
            <text:p>999</text:p>
          </table:table-cell>
          <table:table-cell office:value-type="float" office:value="6112" calcext:value-type="float">
            <text:p>6112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ickensdörfer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Sůl v káv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83" calcext:value-type="float">
            <text:p>683</text:p>
          </table:table-cell>
          <table:table-cell office:value-type="float" office:value="5052" calcext:value-type="float">
            <text:p>505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ccaci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Dekamero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15" calcext:value-type="float">
            <text:p>1215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ccaci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Obratnosti lás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Vlastní životopis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94" calcext:value-type="float">
            <text:p>1094</text:p>
          </table:table-cell>
          <table:table-cell office:value-type="float" office:value="6465" calcext:value-type="float">
            <text:p>6465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Hr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06" calcext:value-type="float">
            <text:p>606</text:p>
          </table:table-cell>
          <table:table-cell office:value-type="float" office:value="3866" calcext:value-type="float">
            <text:p>3866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Příbuz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94" calcext:value-type="float">
            <text:p>1094</text:p>
          </table:table-cell>
          <table:table-cell office:value-type="float" office:value="6465" calcext:value-type="float">
            <text:p>6465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Hr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71" calcext:value-type="float">
            <text:p>771</text:p>
          </table:table-cell>
          <table:table-cell office:value-type="float" office:value="5301" calcext:value-type="float">
            <text:p>53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nhoff</text:p>
          </table:table-cell>
          <table:table-cell office:value-type="string" calcext:value-type="string">
            <text:p>Otto Bonhoff, Herbert Schaver</text:p>
          </table:table-cell>
          <table:table-cell office:value-type="string" calcext:value-type="string">
            <text:p>Tajemství masek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70" calcext:value-type="float">
            <text:p>870</text:p>
          </table:table-cell>
          <table:table-cell office:value-type="float" office:value="5704" calcext:value-type="float">
            <text:p>570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urden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Krutá plavb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3772" calcext:value-type="float">
            <text:p>37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dbury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451°Fahrenhei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46" calcext:value-type="float">
            <text:p>546</text:p>
          </table:table-cell>
          <table:table-cell office:value-type="float" office:value="3699" calcext:value-type="float">
            <text:p>369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ísta nahoř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27" calcext:value-type="float">
            <text:p>527</text:p>
          </table:table-cell>
          <table:table-cell office:value-type="float" office:value="3628" calcext:value-type="float">
            <text:p>362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Život nahoř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47" calcext:value-type="float">
            <text:p>547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ísta nahoř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Bertolt</text:p>
          </table:table-cell>
          <table:table-cell office:value-type="string" calcext:value-type="string">
            <text:p>Zloděj třeš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09" calcext:value-type="float">
            <text:p>1009</text:p>
          </table:table-cell>
          <table:table-cell office:value-type="float" office:value="6153" calcext:value-type="float">
            <text:p>6153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louhé bílé such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70" calcext:value-type="float">
            <text:p>670</text:p>
          </table:table-cell>
          <table:table-cell office:value-type="float" office:value="5019" calcext:value-type="float">
            <text:p>501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ntëová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vojí život Heleny Grahamové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9844" calcext:value-type="float">
            <text:p>98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cková </text:p>
          </table:table-cell>
          <table:table-cell office:value-type="string" calcext:value-type="string">
            <text:p>Pearl S.</text:p>
          </table:table-cell>
          <table:table-cell office:value-type="string" calcext:value-type="string">
            <text:p>Rozdělený dům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9" calcext:value-type="float">
            <text:p>589</text:p>
          </table:table-cell>
          <table:table-cell office:value-type="float" office:value="3833" calcext:value-type="float">
            <text:p>3833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cková </text:p>
          </table:table-cell>
          <table:table-cell office:value-type="string" calcext:value-type="string">
            <text:p>Pearl S.</text:p>
          </table:table-cell>
          <table:table-cell office:value-type="string" calcext:value-type="string">
            <text:p>Příběh jednoho manželstv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20" calcext:value-type="float">
            <text:p>1220</text:p>
          </table:table-cell>
          <table:table-cell office:value-type="float" office:value="7304" calcext:value-type="float">
            <text:p>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Novely a 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51" calcext:value-type="float">
            <text:p>1251</text:p>
          </table:table-cell>
          <table:table-cell office:value-type="float" office:value="7364" calcext:value-type="float">
            <text:p>7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kowski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ěžký čas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95" calcext:value-type="float">
            <text:p>1195</text:p>
          </table:table-cell>
          <table:table-cell office:value-type="float" office:value="7216" calcext:value-type="float">
            <text:p>72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Život pana Moliér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86" calcext:value-type="float">
            <text:p>1186</text:p>
          </table:table-cell>
          <table:table-cell office:value-type="float" office:value="7177" calcext:value-type="float">
            <text:p>7177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Mistr a Markétk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96" calcext:value-type="float">
            <text:p>1196</text:p>
          </table:table-cell>
          <table:table-cell office:value-type="float" office:value="7217" calcext:value-type="float">
            <text:p>72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Život pana Moliér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56" calcext:value-type="float">
            <text:p>1256</text:p>
          </table:table-cell>
          <table:table-cell office:value-type="float" office:value="7380" calcext:value-type="float">
            <text:p>738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Miniatur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66" calcext:value-type="float">
            <text:p>1166</text:p>
          </table:table-cell>
          <table:table-cell office:value-type="float" office:value="7096" calcext:value-type="float">
            <text:p>709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Bílá gard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53" calcext:value-type="float">
            <text:p>1153</text:p>
          </table:table-cell>
          <table:table-cell office:value-type="float" office:value="7074" calcext:value-type="float">
            <text:p>70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Psí srdc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97" calcext:value-type="float">
            <text:p>1197</text:p>
          </table:table-cell>
          <table:table-cell office:value-type="float" office:value="7218" calcext:value-type="float">
            <text:p>72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nin</text:p>
          </table:table-cell>
          <table:table-cell office:value-type="string" calcext:value-type="string">
            <text:p>I.A.</text:p>
          </table:table-cell>
          <table:table-cell office:value-type="string" calcext:value-type="string">
            <text:p>Pohár živo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50" calcext:value-type="float">
            <text:p>1150</text:p>
          </table:table-cell>
          <table:table-cell office:value-type="float" office:value="7046" calcext:value-type="float">
            <text:p>704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ykav</text:p>
          </table:table-cell>
          <table:table-cell office:value-type="string" calcext:value-type="string">
            <text:p>Vasil</text:p>
          </table:table-cell>
          <table:table-cell office:value-type="string" calcext:value-type="string">
            <text:p>Lom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office:value-type="float" office:value="5017" calcext:value-type="float">
            <text:p>501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yrol</text:p>
          </table:table-cell>
          <table:table-cell office:value-type="string" calcext:value-type="string">
            <text:p>R.E.</text:p>
          </table:table-cell>
          <table:table-cell office:value-type="string" calcext:value-type="string">
            <text:p>Sám a sám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Tabáková ces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Boží políčk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Tragický kus zem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5771" calcext:value-type="float">
            <text:p>5771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lesová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Polévka z divokých trav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7460" calcext:value-type="float">
            <text:p>746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or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izinec </text:p>
          </table:table-cell>
          <table:table-cell office:value-type="string" calcext:value-type="string">
            <text:p>Pád</text:p>
          </table:table-cell>
          <table:table-cell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7157" calcext:value-type="float">
            <text:p>7157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Chalodnokrevn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716" calcext:value-type="float">
            <text:p>371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Chalodnokrevn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3671" calcext:value-type="float">
            <text:p>367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Snídaně u Tiffanyh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7422" calcext:value-type="float">
            <text:p>742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J.R.R.Tolkien životopis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  <table:table-cell office:value-type="float" office:value="7160" calcext:value-type="float">
            <text:p>716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pentier</text:p>
          </table:table-cell>
          <table:table-cell office:value-type="string" calcext:value-type="string">
            <text:p>Alejo</text:p>
          </table:table-cell>
          <table:table-cell office:value-type="string" calcext:value-type="string">
            <text:p>Barokní koncert – Harfa a stí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5359" calcext:value-type="float">
            <text:p>53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John Dickson</text:p>
          </table:table-cell>
          <table:table-cell office:value-type="string" calcext:value-type="string">
            <text:p>Třikrát záhady starého Londý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596" calcext:value-type="float">
            <text:p>359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anova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Historie mého živo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5694" calcext:value-type="float">
            <text:p>56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rthur C.</text:p>
          </table:table-cell>
          <table:table-cell office:value-type="string" calcext:value-type="string">
            <text:p>Zpráva o třetí planet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5087" calcext:value-type="float">
            <text:p>5087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ettová</text:p>
          </table:table-cell>
          <table:table-cell office:value-type="string" calcext:value-type="string">
            <text:p>Sidonie G.</text:p>
          </table:table-cell>
          <table:table-cell office:value-type="string" calcext:value-type="string">
            <text:p>Ose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Edwin O’</text:p>
          </table:table-cell>
          <table:table-cell office:value-type="string" calcext:value-type="string">
            <text:p>Poslední Hurá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5814" calcext:value-type="float">
            <text:p>5814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Záchra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5239" calcext:value-type="float">
            <text:p>5239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esta kolem svě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836" calcext:value-type="float">
            <text:p>836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len</text:p>
          </table:table-cell>
          <table:table-cell office:value-type="string" calcext:value-type="string">
            <text:p>Atoon</text:p>
          </table:table-cell>
          <table:table-cell office:value-type="string" calcext:value-type="string">
            <text:p>Hospoda U nesvár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7372" calcext:value-type="float">
            <text:p>73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ames Fenimore</text:p>
          </table:table-cell>
          <table:table-cell office:value-type="string" calcext:value-type="string">
            <text:p>Rudý pirá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7286" calcext:value-type="float">
            <text:p>7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nelliu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ejdelší de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5331" calcext:value-type="float">
            <text:p>5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usteau</text:p>
          </table:table-cell>
          <table:table-cell table:style-name="ce9" office:value-type="string" calcext:value-type="string">
            <text:p>Jacques-Yves</text:p>
          </table:table-cell>
          <table:table-cell office:value-type="string" calcext:value-type="string">
            <text:p>Delfíni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5837" calcext:value-type="float">
            <text:p>5837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ven</text:p>
          </table:table-cell>
          <table:table-cell table:style-name="ce9" office:value-type="string" calcext:value-type="string">
            <text:p>Margaret</text:p>
          </table:table-cell>
          <table:table-cell office:value-type="string" calcext:value-type="string">
            <text:p>Slyšel jsem sovu zavolat své jmén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7425" calcext:value-type="float">
            <text:p>742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rawfordová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Únik volné pokračová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5964" calcext:value-type="float">
            <text:p>5964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ispi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butí píseň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5542" calcext:value-type="float">
            <text:p>554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istofanelli</text:p>
          </table:table-cell>
          <table:table-cell table:style-name="ce9" office:value-type="string" calcext:value-type="string">
            <text:p>Rolando</text:p>
          </table:table-cell>
          <table:table-cell office:value-type="string" calcext:value-type="string">
            <text:p>Deník Michelangela bláz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3629" calcext:value-type="float">
            <text:p>362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A. Y.</text:p>
          </table:table-cell>
          <table:table-cell office:value-type="string" calcext:value-type="string">
            <text:p>Citadel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7353" calcext:value-type="float">
            <text:p>73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Culloughová</text:p>
          </table:table-cell>
          <table:table-cell office:value-type="string" calcext:value-type="string">
            <text:p><text:span text:style-name="T1">Colleen Mc</text:span></text:p>
          </table:table-cell>
          <table:table-cell office:value-type="string" calcext:value-type="string">
            <text:p>Ptáci v tr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Tiché diagnóz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6552" calcext:value-type="float">
            <text:p>6552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umores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5109" calcext:value-type="float">
            <text:p>51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elancholický dekamero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7536" calcext:value-type="float">
            <text:p>75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elancholický dekamero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5426" calcext:value-type="float">
            <text:p>54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ořké humores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3928" calcext:value-type="float">
            <text:p>392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Doktorské 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6471" calcext:value-type="float">
            <text:p>6471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řípady z prax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6518" calcext:value-type="float">
            <text:p>65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ovídky I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Vykřičník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6558" calcext:value-type="float">
            <text:p>6558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umores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7453" calcext:value-type="float">
            <text:p>745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Celá Rus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456" calcext:value-type="float">
            <text:p>745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ůj živ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5693" calcext:value-type="float">
            <text:p>5693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Dahl</text:p>
          </table:table-cell>
          <table:table-cell office:value-type="string" calcext:value-type="string">
            <text:p>Roald</text:p>
          </table:table-cell>
          <table:table-cell office:value-type="string" calcext:value-type="string">
            <text:p>Milostné rošád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5326" calcext:value-type="float">
            <text:p>53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Dánielová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rena chyb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5792" calcext:value-type="float">
            <text:p>5792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Dane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Gaguin na Tahiti a Markézách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5929" calcext:value-type="float">
            <text:p>592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Dauker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ékaři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avid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Peřej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7418" calcext:value-type="float">
            <text:p>741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style-name="ce9" office:value-type="string" calcext:value-type="string">
            <text:p>Dawsonová</text:p>
          </table:table-cell>
          <table:table-cell office:value-type="string" calcext:value-type="string">
            <text:p>Suleika</text:p>
          </table:table-cell>
          <table:table-cell office:value-type="string" calcext:value-type="string">
            <text:p>Návrat Forsytů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5046" calcext:value-type="float">
            <text:p>504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Day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Otec, hlava rodin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6185" calcext:value-type="float">
            <text:p>61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Defo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oll Flandersová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7428" calcext:value-type="float">
            <text:p>742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Dempster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Za branami palác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Desiato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ůj otec Galile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6420" calcext:value-type="float">
            <text:p>64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iavatov</text:p>
          </table:table-cell>
          <table:table-cell office:value-type="string" calcext:value-type="string">
            <text:p>V. Diavatov, M. Milanov</text:p>
          </table:table-cell>
          <table:table-cell office:value-type="string" calcext:value-type="string">
            <text:p>Zloději iko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7555" calcext:value-type="float">
            <text:p>75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merické poznám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7552" calcext:value-type="float">
            <text:p>75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rnabáš Rudg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3746" calcext:value-type="float">
            <text:p>37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eset italských novel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7547" calcext:value-type="float">
            <text:p>75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lub Pickwickův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21" calcext:value-type="float">
            <text:p>42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ikuláš Nickleb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5766" calcext:value-type="float">
            <text:p>5766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ronika Pickwickova klubu 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5767" calcext:value-type="float">
            <text:p>576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ronika Pickwickova klub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7550" calcext:value-type="float">
            <text:p>75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7551" calcext:value-type="float">
            <text:p>75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3745" calcext:value-type="float">
            <text:p>37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. I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dějné vyhl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3864" calcext:value-type="float">
            <text:p>3864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Vánoční 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float" office:value="7503" calcext:value-type="float">
            <text:p>75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liver Twi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7524" calcext:value-type="float">
            <text:p>75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dějné vyhl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5325" calcext:value-type="float">
            <text:p>53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Döbli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erlín – Alexandrovo náměst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6466" calcext:value-type="float">
            <text:p>6466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Doktorow</text:p>
          </table:table-cell>
          <table:table-cell office:value-type="string" calcext:value-type="string">
            <text:p>Edgar L.</text:p>
          </table:table-cell>
          <table:table-cell office:value-type="string" calcext:value-type="string">
            <text:p>Vítejte do zlých časů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Bílé noci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7582" calcext:value-type="float">
            <text:p>75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Chudí lidé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6543" calcext:value-type="float">
            <text:p>6543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6545" calcext:value-type="float">
            <text:p>6545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6544" calcext:value-type="float">
            <text:p>654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6470" calcext:value-type="float">
            <text:p>6470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4040" calcext:value-type="float">
            <text:p>404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ápisky z mrtvého dom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6111" calcext:value-type="float">
            <text:p>6111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Věčný manžel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6011" calcext:value-type="float">
            <text:p>6011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Neobyčejné příběh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4063" calcext:value-type="float">
            <text:p>4063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Idi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Bílé noci a jiné próz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Idi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7002" calcext:value-type="float">
            <text:p>7002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Doyle</text:p>
          </table:table-cell>
          <table:table-cell office:value-type="string" calcext:value-type="string">
            <text:p>Arthur Conan</text:p>
          </table:table-cell>
          <table:table-cell office:value-type="string" calcext:value-type="string">
            <text:p>Muž s dýkou a houslemi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3766" calcext:value-type="float">
            <text:p>376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Americká tragédi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Stoick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Finačník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5928" calcext:value-type="float">
            <text:p>592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ubov</text:p>
          </table:table-cell>
          <table:table-cell office:value-type="string" calcext:value-type="string">
            <text:p>Nikolaj</text:p>
          </table:table-cell>
          <table:table-cell office:value-type="string" calcext:value-type="string">
            <text:p>Rodinné štěst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7559" calcext:value-type="float">
            <text:p>75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rálovna Marg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float" office:value="6515" calcext:value-type="float">
            <text:p>65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ři mušketýři I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ři mušketýři 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5037" calcext:value-type="float">
            <text:p>5037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Hrabě Monte Christ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7522" calcext:value-type="float">
            <text:p>75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Hrabě Monte Christ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5075" calcext:value-type="float">
            <text:p>5075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rálovna Marg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5161" calcext:value-type="float">
            <text:p>516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Chytněte mi leguá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Opilý prales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6519" calcext:value-type="float">
            <text:p>651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Ostrov v nebezpeč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5307" calcext:value-type="float">
            <text:p>53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Šeptající zem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5293" calcext:value-type="float">
            <text:p>5293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Zoo v kufr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6187" calcext:value-type="float">
            <text:p>6187</text:p>
          </table:table-cell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co</text:p>
          </table:table-cell>
          <table:table-cell table:style-name="ce10" office:value-type="string" calcext:value-type="string">
            <text:p>Umberto</text:p>
          </table:table-cell>
          <table:table-cell office:value-type="string" calcext:value-type="string">
            <text:p>Jméno Růž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5330" calcext:value-type="float">
            <text:p>53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Effel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ezi námi zvířat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5571" calcext:value-type="float">
            <text:p>55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Neviditelný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gelmann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Hotel Bilderberg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Devátá vl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6331" calcext:value-type="float">
            <text:p>6331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Lidé, roky, živ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3976" calcext:value-type="float">
            <text:p>3976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Pád Paříž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6590" calcext:value-type="float">
            <text:p>659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Erisman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esta francouzského šanson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3871" calcext:value-type="float">
            <text:p>3871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oukromý život Heleny Trojské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5418" calcext:value-type="float">
            <text:p>54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Začátek cest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5246" calcext:value-type="float">
            <text:p>524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ner-Eschenbach</text:p>
          </table:table-cell>
          <table:table-cell table:style-name="ce9" office:value-type="string" calcext:value-type="string">
            <text:p>Marie von</text:p>
          </table:table-cell>
          <table:table-cell office:value-type="string" calcext:value-type="string">
            <text:p>Štědrý večer slečny Zuzan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6538" calcext:value-type="float">
            <text:p>6538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upéry</text:p>
          </table:table-cell>
          <table:table-cell office:value-type="string" calcext:value-type="string">
            <text:p>Antonie de Saint-</text:p>
          </table:table-cell>
          <table:table-cell office:value-type="string" calcext:value-type="string">
            <text:p>Noční le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5493" calcext:value-type="float">
            <text:p>549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upéry</text:p>
          </table:table-cell>
          <table:table-cell office:value-type="string" calcext:value-type="string">
            <text:p>Antonie de Saint-</text:p>
          </table:table-cell>
          <table:table-cell office:value-type="string" calcext:value-type="string">
            <text:p>Malý princ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/>
          <table:table-cell table:style-name="ce3" table:number-columns-repeated="5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table:number-columns-repeated="10"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5"/>
          <table:table-cell table:style-name="ce3"/>
          <table:table-cell table:number-columns-repeated="5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  <table:table-cell table:style-name="ce3"/>
          <table:table-cell table:number-columns-repeated="53"/>
        </table:table-row>
        <table:table-row table:style-name="ro1" table:number-rows-repeated="11">
          <table:table-cell/>
          <table:table-cell table:style-name="Default" table:number-columns-repeated="7"/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59"/>
        </table:table-row>
        <table:table-row table:style-name="ro1" table:number-rows-repeated="56">
          <table:table-cell/>
          <table:table-cell table:style-name="Default" table:number-columns-repeated="8"/>
          <table:table-cell table:number-columns-repeated="55"/>
        </table:table-row>
        <table:table-row table:style-name="ro1" table:number-rows-repeated="10482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21:49:12.010239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Marek</meta:initial-creator>
    <meta:creation-date>2020-05-12T07:09:22Z</meta:creation-date>
    <dc:date>2020-05-12T21:50:30.572092968</dc:date>
    <meta:editing-duration>PT29M7S</meta:editing-duration>
    <meta:editing-cycles>7</meta:editing-cycles>
    <meta:document-statistic meta:table-count="1" meta:cell-count="1766" meta:object-count="0"/>
  </office:meta>
</office:document-meta>
</file>